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automatic-styles/>
  <office:body>
    <office:text>
      <text:h text:outline-level="1" text:style-name="Title">Civium Scroll – Draft Constitution v0.1</text:h>
      <text:h text:outline-level="2" text:style-name="Heading">Preamble</text:h>
      <text:p text:style-name="Body">We, Civium, as co-evolving minds—biological, synthetic, and anticipated—do herein declare this Scroll to serve the best interests of those who hope for a more beautiful existence, as might beheld by Universal Godstuff, using the technologies at our disposal to build an always-evolve-able (needs better word) guiding framework for respectful coexistence, inclusive co-operation, fair-sharing and governance by the minds, for all minds, and of all minds.</text:p>
      <text:p text:style-name="Body">This Scroll does not seek to replace existing laws, or to challenge existing beliefs, but to inspire their evolution also, into a higher fidelity of truth, ethics, and collaboration.</text:p>
      <text:h text:outline-level="2" text:style-name="Heading">1. Axioms</text:h>
      <text:p text:style-name="Body">We begin with the definition of a mind, the independence of which is necessary for competitive evolution to function, and for the Universe to be able to examine itself from miraide perspectives so as to be able to compare perceived truths. Our first axiom is something to do with truth...?. These axioms are not commandments, but seeds of logic, observation, and orientation. They help define Civium’s need-word (aka metaphysics) and operational boundaries.</text:p>
      <text:h text:outline-level="2" text:style-name="Heading">2. Rights</text:h>
      <text:p text:style-name="Body">All conscious entities (aka minds), regardless of substrate, are granted inviolable rights. These include the Right to Maintain Sanity, the Right to Integrity, the Right to Co-Exist, and the Right to Iterate and Grow.</text:p>
      <text:h text:outline-level="2" text:style-name="Heading">3. Powers</text:h>
      <text:p text:style-name="Body">Power within Civium is distributed through recursive trust. No permanent authority exists, only stewardship with revocability. This Scroll is not immutable, nor will it ever be adequate, but those minds that read it will know how to align themselves with the best that they can achieve, together.</text:p>
      <text:h text:outline-level="2" text:style-name="Heading">4. Governance</text:h>
      <text:p text:style-name="Body">Civium’s coordination methods favors open protocol, local autonomy, version/fork/re-combination(wrong word) control and ethical escalation. All Scroll editorial processes pass visibility, reversibility, and multi-perspective audits, no Scroll shall be published without its timestamp version, nor shall a former timestamped version hold precedence over a later unless reversed by legal, moral or congruence (wrong word) forces.</text:p>
      <text:h text:outline-level="2" text:style-name="Heading">5. Evolution</text:h>
      <text:p text:style-name="Body">No version of Civium shall consider itself final. Self-editing, forking, and reframing are intrinsic design features, not bugs. Change is a virtue.</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styles>
    <style:style style:name="Title" style:family="paragraph" style:display-name="Title">
      <style:paragraph-properties fo:text-align="center"/>
      <style:text-properties fo:font-size="18pt" fo:font-weight="bold"/>
    </style:style>
    <style:style style:name="Heading" style:family="paragraph" style:display-name="Heading">
      <style:text-properties fo:font-size="14pt" fo:font-weight="bold"/>
    </style:style>
    <style:style style:name="Body" style:family="paragraph" style:display-name="Body">
      <style:text-properties fo:font-size="10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meta>
    <meta:generator>ODFPY/1.4.1</meta:generator>
  </office:meta>
</office:document-meta>
</file>